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115cm"/>
    </style:style>
    <style:style style:name="co2" style:family="table-column">
      <style:table-column-properties fo:break-before="auto" style:column-width="2.85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17cm"/>
    </style:style>
    <style:style style:name="co5" style:family="table-column">
      <style:table-column-properties fo:break-before="auto" style:column-width="0.9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5" style:family="table-cell" style:parent-style-name="Default" style:data-style-name="N1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number-columns-repeated="3" table:default-cell-style-name="ce1"/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Gauss-Holet.</text:p>
          </table:table-cell>
          <table:table-cell office:value-type="string" calcext:value-type="string">
            <text:p>Rot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[.B$16]*[.$A6]^3+[.B$17]*[.$A6]^2+[.B$18]*[.$A6]+[.B$19]" office:value-type="float" office:value="170" calcext:value-type="float">
            <text:p>170</text:p>
          </table:table-cell>
          <table:table-cell table:formula="of:=[.C$16]*[.$A6]^3+[.C$17]*[.$A6]^2+[.C$18]*[.$A6]+[.C$19]" office:value-type="float" office:value="95" calcext:value-type="float">
            <text:p>95</text:p>
          </table:table-cell>
          <table:table-cell table:formula="of:=[.D$16]*[.$A6]^3+[.D$17]*[.$A6]^2+[.D$18]*[.$A6]+[.D$19]" office:value-type="float" office:value="105" calcext:value-type="float">
            <text:p>105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[.B$16]*[.$A7]^3+[.B$17]*[.$A7]^2+[.B$18]*[.$A7]+[.B$19]" office:value-type="float" office:value="253" calcext:value-type="float">
            <text:p>253</text:p>
          </table:table-cell>
          <table:table-cell table:formula="of:=[.C$16]*[.$A7]^3+[.C$17]*[.$A7]^2+[.C$18]*[.$A7]+[.C$19]" office:value-type="float" office:value="140" calcext:value-type="float">
            <text:p>140</text:p>
          </table:table-cell>
          <table:table-cell table:formula="of:=[.D$16]*[.$A7]^3+[.D$17]*[.$A7]^2+[.D$18]*[.$A7]+[.D$19]" office:value-type="float" office:value="163" calcext:value-type="float">
            <text:p>163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[.B$16]*[.$A8]^3+[.B$17]*[.$A8]^2+[.B$18]*[.$A8]+[.B$19]" office:value-type="float" office:value="357" calcext:value-type="float">
            <text:p>357</text:p>
          </table:table-cell>
          <table:table-cell table:formula="of:=[.C$16]*[.$A8]^3+[.C$17]*[.$A8]^2+[.C$18]*[.$A8]+[.C$19]" office:value-type="float" office:value="196" calcext:value-type="float">
            <text:p>196</text:p>
          </table:table-cell>
          <table:table-cell table:formula="of:=[.D$16]*[.$A8]^3+[.D$17]*[.$A8]^2+[.D$18]*[.$A8]+[.D$19]" office:value-type="float" office:value="238" calcext:value-type="float">
            <text:p>238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[.B$16]*[.$A9]^3+[.B$17]*[.$A9]^2+[.B$18]*[.$A9]+[.B$19]" office:value-type="float" office:value="484" calcext:value-type="float">
            <text:p>484</text:p>
          </table:table-cell>
          <table:table-cell table:formula="of:=[.C$16]*[.$A9]^3+[.C$17]*[.$A9]^2+[.C$18]*[.$A9]+[.C$19]" office:value-type="float" office:value="264" calcext:value-type="float">
            <text:p>264</text:p>
          </table:table-cell>
          <table:table-cell table:formula="of:=[.D$16]*[.$A9]^3+[.D$17]*[.$A9]^2+[.D$18]*[.$A9]+[.D$19]" office:value-type="float" office:value="332" calcext:value-type="float">
            <text:p>332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style-name="ce4" office:value-type="string" calcext:value-type="string">
            <text:p>1/3</text:p>
          </table:table-cell>
          <table:table-cell table:style-name="ce4" office:value-type="string" calcext:value-type="string">
            <text:p>1/6</text:p>
          </table:table-cell>
          <table:table-cell table:style-name="ce4" office:value-type="string" calcext:value-type="string">
            <text:p>1/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4" office:value-type="string" calcext:value-type="string">
            <text:p>9/2</text:p>
          </table:table-cell>
          <table:table-cell table:number-columns-repeated="2" table:style-name="ce4" office:value-type="string" calcext:value-type="string">
            <text:p>5/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4" office:value-type="string" calcext:value-type="string">
            <text:p>19/6</text:p>
          </table:table-cell>
          <table:table-cell table:style-name="ce4" office:value-type="string" calcext:value-type="string">
            <text:p>7/3</text:p>
          </table:table-cell>
          <table:table-cell table:style-name="ce4" office:value-type="string" calcext:value-type="string">
            <text:p>1/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table:style-name="ce4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style-name="ce4" table:formula="of:=1/3" office:value-type="float" office:value="0.333333333333333" calcext:value-type="float">
            <text:p>0,333333333333333</text:p>
          </table:table-cell>
          <table:table-cell table:style-name="ce4" table:formula="of:=1/6" office:value-type="float" office:value="0.166666666666667" calcext:value-type="float">
            <text:p>0,166666666666667</text:p>
          </table:table-cell>
          <table:table-cell table:style-name="ce4" table:formula="of:=1/3" office:value-type="float" office:value="0.333333333333333" calcext:value-type="float">
            <text:p>0,33333333333333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4" table:formula="of:=9/2" office:value-type="float" office:value="4.5" calcext:value-type="float">
            <text:p>4,5</text:p>
          </table:table-cell>
          <table:table-cell table:style-name="ce4" table:formula="of:=5/2" office:value-type="float" office:value="2.5" calcext:value-type="float">
            <text:p>2,5</text:p>
          </table:table-cell>
          <table:table-cell table:style-name="ce4" table:formula="of:=5/2"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4" table:formula="of:=19/6" office:value-type="float" office:value="3.16666666666667" calcext:value-type="float">
            <text:p>3,16666666666667</text:p>
          </table:table-cell>
          <table:table-cell table:style-name="ce4" table:formula="of:=7/3" office:value-type="float" office:value="2.33333333333333" calcext:value-type="float">
            <text:p>2,33333333333333</text:p>
          </table:table-cell>
          <table:table-cell table:style-name="ce4" table:formula="of:=1/6" office:value-type="float" office:value="0.166666666666667" calcext:value-type="float">
            <text:p>0,16666666666666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table:style-name="ce4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5" table:formula="of:=[.B$16]*[.$A21]^3+[.B$17]*[.$A21]^2+[.B$18]*[.$A21]+[.B$19]" office:value-type="float" office:value="378650" calcext:value-type="float">
            <text:p>378650</text:p>
          </table:table-cell>
          <table:table-cell table:style-name="ce5" table:formula="of:=[.C$16]*[.$A21]^3+[.C$17]*[.$A21]^2+[.C$18]*[.$A21]+[.C$19]" office:value-type="float" office:value="191900" calcext:value-type="float">
            <text:p>191900</text:p>
          </table:table-cell>
          <table:table-cell table:style-name="ce5" table:formula="of:=[.D$16]*[.$A21]^3+[.D$17]*[.$A21]^2+[.D$18]*[.$A21]+[.D$19]" office:value-type="float" office:value="358350" calcext:value-type="float">
            <text:p>358350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5" table:formula="of:=[.B$16]*[.$A23]^3+[.B$17]*[.$A23]^2+[.B$18]*[.$A23]+[.B$19]" office:value-type="float" office:value="5490375" calcext:value-type="float">
            <text:p>5490375</text:p>
          </table:table-cell>
          <table:table-cell table:style-name="ce5" table:formula="of:=[.C$16]*[.$A23]^3+[.C$17]*[.$A23]^2+[.C$18]*[.$A23]+[.C$19]" office:value-type="float" office:value="2761000" calcext:value-type="float">
            <text:p>2761000</text:p>
          </table:table-cell>
          <table:table-cell table:style-name="ce5" table:formula="of:=[.D$16]*[.$A23]^3+[.D$17]*[.$A23]^2+[.D$18]*[.$A23]+[.D$19]" office:value-type="float" office:value="5364625" calcext:value-type="float">
            <text:p>5364625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5" table:formula="of:=[.B$16]*[.$A25]^3+[.B$17]*[.$A25]^2+[.B$18]*[.$A25]+[.B$19]" office:value-type="float" office:value="42793250" calcext:value-type="float">
            <text:p>42793250</text:p>
          </table:table-cell>
          <table:table-cell table:style-name="ce5" table:formula="of:=[.C$16]*[.$A25]^3+[.C$17]*[.$A25]^2+[.C$18]*[.$A25]+[.C$19]" office:value-type="float" office:value="21459500" calcext:value-type="float">
            <text:p>21459500</text:p>
          </table:table-cell>
          <table:table-cell table:style-name="ce5" table:formula="of:=[.D$16]*[.$A25]^3+[.D$17]*[.$A25]^2+[.D$18]*[.$A25]+[.D$19]" office:value-type="float" office:value="42291750" calcext:value-type="float">
            <text:p>42291750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5" table:formula="of:=[.B$16]*[.$A27]^3+[.B$17]*[.$A27]^2+[.B$18]*[.$A27]+[.B$19]" office:value-type="float" office:value="337836500" calcext:value-type="float">
            <text:p>337836500</text:p>
          </table:table-cell>
          <table:table-cell table:style-name="ce5" table:formula="of:=[.C$16]*[.$A27]^3+[.C$17]*[.$A27]^2+[.C$18]*[.$A27]+[.C$19]" office:value-type="float" office:value="169169000" calcext:value-type="float">
            <text:p>169169000</text:p>
          </table:table-cell>
          <table:table-cell table:style-name="ce5" table:formula="of:=[.D$16]*[.$A27]^3+[.D$17]*[.$A27]^2+[.D$18]*[.$A27]+[.D$19]" office:value-type="float" office:value="335833500" calcext:value-type="float">
            <text:p>335833500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style-name="ce5" table:formula="of:=[.B$16]*[.$A29]^3+[.B$17]*[.$A29]^2+[.B$18]*[.$A29]+[.B$19]" office:value-type="float" office:value="5236466250" calcext:value-type="float">
            <text:p>5236466250</text:p>
          </table:table-cell>
          <table:table-cell table:style-name="ce5" table:formula="of:=[.C$16]*[.$A29]^3+[.C$17]*[.$A29]^2+[.C$18]*[.$A29]+[.C$19]" office:value-type="float" office:value="2619797500" calcext:value-type="float">
            <text:p>2619797500</text:p>
          </table:table-cell>
          <table:table-cell table:style-name="ce5" table:formula="of:=[.D$16]*[.$A29]^3+[.D$17]*[.$A29]^2+[.D$18]*[.$A29]+[.D$19]" office:value-type="float" office:value="5223958750" calcext:value-type="float">
            <text:p>5223958750</text:p>
          </table:table-cell>
        </table:table-row>
      </table:table>
      <table:table table:name="Лист2" table:style-name="ta1">
        <table:table-column table:style-name="co4" table:default-cell-style-name="Default"/>
        <table:table-column table:style-name="co3" table:number-columns-repeated="2" table:default-cell-style-name="Default"/>
        <table:table-column table:style-name="co5" table:number-columns-repeated="5" table:default-cell-style-name="ce1"/>
        <table:table-row table:style-name="ro1">
          <table:table-cell table:number-columns-repeated="3"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ax^3+bx^2+cx+d=y</text:p>
          </table:table-cell>
          <table:covered-table-cell/>
          <table:table-cell table:style-name="Default" table:number-columns-repeated="5"/>
        </table:table-row>
        <table:table-row table:style-name="ro1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0</text:p>
          </table:table-cell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2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.00.0000</text:date>, <text:time style:data-style-name="N2" text:time-value="13:45:53.227872019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20:58:50.612760139</meta:creation-date>
    <dc:date>2024-05-20T14:20:21.328979520</dc:date>
    <meta:editing-duration>PT22H2M40S</meta:editing-duration>
    <meta:editing-cycles>10</meta:editing-cycles>
    <meta:generator>LibreOffice/7.6.5.2$Linux_X86_64 LibreOffice_project/60$Build-2</meta:generator>
    <meta:document-statistic meta:table-count="2" meta:cell-count="113" meta:object-count="0"/>
  </office:meta>
</office:document-meta>
</file>